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c2a6" officeooo:paragraph-rsid="0002c2a6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2c2a6" officeooo:paragraph-rsid="0002c2a6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2c2a6" officeooo:paragraph-rsid="0002c2a6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2c2a6" officeooo:paragraph-rsid="00036b8f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2c2a6" officeooo:paragraph-rsid="00051168"/>
    </style:style>
    <style:style style:name="P6" style:family="paragraph" style:parent-style-name="Standard">
      <style:text-properties style:font-name="Arial" fo:font-weight="bold" officeooo:rsid="0002c2a6" officeooo:paragraph-rsid="0002c2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2c2a6" officeooo:paragraph-rsid="0002c2a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paragraph-rsid="00036b8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036b8f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3fe83" officeooo:paragraph-rsid="0003fe83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3fe83" officeooo:paragraph-rsid="00051168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51168" officeooo:paragraph-rsid="00051168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rsid="0004f093" officeooo:paragraph-rsid="0004f093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36b8f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051168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paragraph-rsid="00036b8f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paragraph-rsid="0003fe83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rsid="0003fe83" officeooo:paragraph-rsid="0003fe83" style:font-weight-asian="bold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bold" officeooo:rsid="00051168" officeooo:paragraph-rsid="00051168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normal" officeooo:rsid="00051168" officeooo:paragraph-rsid="00051168" style:font-weight-asian="normal" style:font-weight-complex="normal"/>
    </style:style>
    <style:style style:name="P21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auto"/>
      <style:text-properties style:font-name="Arial" fo:font-weight="bold" officeooo:paragraph-rsid="00051168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Arial" officeooo:paragraph-rsid="00036b8f"/>
    </style:style>
    <style:style style:name="T1" style:family="text">
      <style:text-properties officeooo:rsid="0003fe83"/>
    </style:style>
    <style:style style:name="T2" style:family="text">
      <style:text-properties officeooo:rsid="0004f093"/>
    </style:style>
    <style:style style:name="T3" style:family="text">
      <style:text-properties officeooo:rsid="0005116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116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E ESTADUAL DE MARINGÁ - UEM</text:p>
      <text:p text:style-name="P7">DEPARTAMENTO DE INFORMÁTICA – DIN</text:p>
      <text:p text:style-name="P7">PROGRAMAÇÃO EM LINGUAGEM DE MONTAGEM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Documentação – Multiplicação de matrizes em Assembly para registradores de 32 bi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LIPE FERNANDES DA SILVA - <text:span text:style-name="T3">82170</text:span></text:p>
      <text:p text:style-name="P2">LEONARDO GABIATO CATHARIN – 83196</text:p>
      <text:p text:style-name="P2"/>
      <text:p text:style-name="P2"/>
      <text:p text:style-name="P2"/>
      <text:p text:style-name="P1"/>
      <text:p text:style-name="P1"/>
      <text:p text:style-name="P6"><text:soft-page-break/>OBSERVAÇÕES</text:p>
      <text:p text:style-name="P1"/>
      <text:p text:style-name="P5">Esse trabalho foi versionado com um repositório open source no git hub. Segue o link: <text:span text:style-name="T5">https://github.com/leonardoCatharin/multiplicacaoMatrizAssembly.git</text:span></text:p>
      <text:p text:style-name="P3"/>
      <text:p text:style-name="P3">Esse trabalho não tem a capacidade de fazer operações que passem do limite de registradores 32 bits, pois não foi implementado a concatenação de registradores.</text:p>
      <text:p text:style-name="P3">No entanto, se pode fazer operações com valores negativos normalmente.</text:p>
      <text:p text:style-name="P3"/>
      <text:p text:style-name="P21"><text:span text:style-name="T3">RELATÓRIO TÉCNICO – MULTIPLICAÇÃO DE MATRIZES</text:span></text:p>
      <text:p text:style-name="P14"/>
      <text:p text:style-name="P22">Este relatório trata os principais módulos e suas regras na implementação de Multiplicação de duas matrizes em Assembly, sendo uma matriz A (MxN) e uma matriz (NxP) sendo estes valores solicitados ao usuário. Posteriormente será solicitado ao usuário os valores para as linhas/colunas das matrizes para que possa ser efetuada sua multiplicação. Havendo a multiplicação realizada o programa deverá exibir as 3 matrizes sendo a matriz resultante de tamanho (MxP). </text:p>
      <text:p text:style-name="P22"><text:bookmark text:name="_GoBack"/></text:p>
      <text:p text:style-name="P14"><text:span text:style-name="T3">Módulos</text:span>:</text:p>
      <text:p text:style-name="P14"/>
      <text:p text:style-name="P12">RESPONSÁVEL – FELIPE FERNANDES DA SILVA</text:p>
      <text:p text:style-name="P14"/>
      <text:p text:style-name="P16">levalorM, levalorN, levalorP:</text:p>
      <text:p text:style-name="P14"><text:tab/>Os três módulos são responsáveis por realizar a leitura dos valores para os tamanhos das matrizes, M, N e P respectivamente. Além disso, os três módulos realizam uma validação para não permitir ao usuário a digitação de números negativos, por se tratar da digitação de um tamanho, ou seja: </text:p>
      <text:p text:style-name="P14">Matriz A = |M| x |N| </text:p>
      <text:p text:style-name="P14">Matriz B = |N| x |P|</text:p>
      <text:p text:style-name="P14"/>
      <text:p text:style-name="P16">mostra_ordem_matrizes:</text:p>
      <text:p text:style-name="P14"><text:tab/>Estre módulo realiza a exibição das ordens das matrizes após realização do preenchimento dos tamanhos da mesma.</text:p>
      <text:p text:style-name="P14"/>
      <text:p text:style-name="P8">calcula_constante_salto, calcula_salto_matriz_b:</text:p>
      <text:p text:style-name="P14"><text:tab/>Estes módulos são responsáveis por calcular o próximo registro de cada matriz, de modo que seja considerado que o próximo registro seja um salto de linha, ou seja, o elemento [i1j1] passa para o elemento [i2j1].</text:p>
      <text:p text:style-name="P14"/>
      <text:p text:style-name="P16">calculaQtdeElementosA, calculaQtdeElementosB, calculaQtdeElementosC:</text:p>
      <text:p text:style-name="P14"><text:tab/>Estes módulos são responsáveis por calcular o tamanho da matriz A e B e da matriz resultante C, respectivamente, ou seja, ela multiplica as quantidades fornecidas pelo usuário em |M|, |N| e |P|, e gera também a matriz |M| x |P|.</text:p>
      <text:p text:style-name="P14"/>
      <text:p text:style-name="P17">escritaA, escritaB <text:span text:style-name="T1">e escritaC</text:span>:</text:p>
      <text:p text:style-name="P14"><text:tab/>Módulos são responsáveis por <text:span text:style-name="T1">escrever</text:span> a cada Loop, qual a posição da matriz que o usuário está preenchendo, em cada uma das matrizes A, B <text:span text:style-name="T1">e C</text:span>.</text:p>
      <text:p text:style-name="P14">------------------------------------------------------------------------------------------------------------------------</text:p>
      <text:p text:style-name="P20"/>
      <text:p text:style-name="P20">RESPONSÁVEL – LEONARDO GABIATO CATHARIN</text:p>
      <text:p text:style-name="P16"/>
      <text:p text:style-name="P16">incrementa_indice_matriz_a, incrementa_indice_matriz_b:</text:p>
      <text:p text:style-name="P14"><text:tab/>Responsáveis por manter os índices das matrizes atualizados.</text:p>
      <text:p text:style-name="P14"/>
      <text:p text:style-name="P18">MostravetA, mostranumA e quebraLinhaA:</text:p>
      <text:p text:style-name="P10"><text:tab/>Módulo<text:span text:style-name="T3">s</text:span> responsável por mostrar a matriz A preenchida de maneira organizada como uma matriz.</text:p>
      <text:p text:style-name="P10"/>
      <text:p text:style-name="P18">MostravetB, mostranumB e quebraLinhaB:</text:p>
      <text:p text:style-name="P10"><text:tab/>Módulo<text:span text:style-name="T3">s</text:span> responsável por mostrar a matriz B preenchida de maneira organizada como uma matriz.</text:p>
      <text:p text:style-name="P10"><text:soft-page-break/></text:p>
      <text:p text:style-name="P19">MostravetC, mostranumC e quebraLinhaC:</text:p>
      <text:p text:style-name="P11"><text:tab/>Módulo<text:span text:style-name="T3">s</text:span> responsável por mostrar a matriz <text:span text:style-name="T3">C</text:span> preenchida de maneira organizada como uma matriz.</text:p>
      <text:p text:style-name="P15"/>
      <text:p text:style-name="P16">Multiplicação:</text:p>
      <text:p text:style-name="P14"><text:tab/>Módulo responsável efetivamente por realizar a multiplicação dos elementos que são atribuídos aos registradores %eax e %ebx, e realizar a soma das multiplicações que fica atribuída a variável acumulador, que será o valor resultado atribuído a posição na matriz c.</text:p>
      <text:p text:style-name="P14"><text:tab/><text:span text:style-name="T2">Para fazer essa multiplicação são usados três loops:</text:span></text:p>
      <text:p text:style-name="P14"/>
      <text:p text:style-name="P13"><text:span text:style-name="T4">loop_linha</text:span> com seu retorno em <text:span text:style-name="T4">retorno_loop_linha</text:span> <text:span text:style-name="T3">para “andar” nas linhas da matriz A;</text:span></text:p>
      <text:p text:style-name="P13"/>
      <text:p text:style-name="P12"><text:span text:style-name="T4">loop_coluna</text:span> com seu retorno em <text:span text:style-name="T4">retorno_loop_coluna</text:span> para “andar” nas colunas da matriz B;</text:p>
      <text:p text:style-name="P12"/>
      <text:p text:style-name="P12"><text:span text:style-name="T4">multiplicacao</text:span> para efetivamente multiplicar os elementos necessários nas matrizes e após isso escrever na matriz C.</text:p>
      <text:p text:style-name="P12"/>
      <text:p text:style-name="P12"/>
      <text:p text:style-name="P12">Após a exibição da matriz C o módulo <text:span text:style-name="T4">fim</text:span> limpa a pilha e finaliza a aplicação.</text:p>
      <text:p text:style-name="P14"/>
      <text:p text:style-name="P9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1:53:40.814940473</meta:creation-date>
    <dc:date>2016-01-31T16:23:21.526148861</dc:date>
    <meta:editing-duration>PT33M51S</meta:editing-duration>
    <meta:editing-cycles>5</meta:editing-cycles>
    <meta:generator>LibreOffice/5.0.2.2$Linux_x86 LibreOffice_project/00m0$Build-2</meta:generator>
    <meta:document-statistic meta:table-count="0" meta:image-count="0" meta:object-count="0" meta:page-count="4" meta:paragraph-count="43" meta:word-count="540" meta:character-count="3792" meta:non-whitespace-character-count="3275"/>
  </office:meta>
</office:document-meta>
</file>